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E6E000030AFE10D200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2pt" fo:language="en" fo:country="US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fo:font-size="12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>
      <style:paragraph-properties style:text-autospace="none"/>
      <style:text-properties style:font-name="Courier New" fo:font-size="10pt" fo:language="en" fo:country="US" fo:font-style="italic" style:font-name-asian="Courier New" style:font-size-asian="10pt" style:font-style-asian="italic" style:font-name-complex="Courier New" style:font-size-complex="10pt" style:font-style-complex="italic"/>
    </style:style>
    <style:style style:name="P8" style:family="paragraph" style:parent-style-name="Standard">
      <style:text-properties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P9" style:family="paragraph" style:parent-style-name="Standard" style:list-style-name="L2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3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2" style:family="paragraph" style:parent-style-name="Standard" style:list-style-name="WW8Num7">
      <style:paragraph-properties fo:margin-left="0.1874in" fo:margin-right="0in" fo:text-align="start" style:justify-single-word="false" fo:text-indent="-0.1665in" style:auto-text-indent="false">
        <style:tab-stops/>
      </style:paragraph-properties>
    </style:style>
    <style:style style:name="P13" style:family="paragraph" style:parent-style-name="Standard" style:list-style-name="WW8Num7">
      <style:paragraph-properties fo:margin-left="0.1874in" fo:margin-right="0in" fo:text-align="start" style:justify-single-word="false" fo:text-indent="-0.1665in" style:auto-text-indent="false">
        <style:tab-stops/>
      </style:paragraph-properties>
      <style:text-properties fo:font-size="12pt" fo:language="en" fo:country="US" style:font-size-asian="12pt" style:language-asian="zxx" style:country-asian="none" style:language-complex="zxx" style:country-complex="none"/>
    </style:style>
    <style:style style:name="P14" style:family="paragraph" style:parent-style-name="Standard" style:list-style-name="WW8Num7">
      <style:paragraph-properties fo:margin-left="0.4902in" fo:margin-right="0in" fo:text-align="start" style:justify-single-word="false" fo:text-indent="-0.25in" style:auto-text-indent="false"/>
    </style:style>
    <style:style style:name="P15" style:family="paragraph" style:parent-style-name="Standard" style:list-style-name="WW8Num7">
      <style:paragraph-properties fo:margin-left="0.4902in" fo:margin-right="0in" fo:text-align="start" style:justify-single-word="false" fo:text-indent="-0.25in" style:auto-text-indent="false"/>
      <style:text-properties fo:font-size="12pt" style:font-size-asian="12pt" style:font-size-complex="14pt"/>
    </style:style>
    <style:style style:name="P16" style:family="paragraph" style:parent-style-name="Standard" style:list-style-name="WW8Num4">
      <style:paragraph-properties fo:margin-left="0in" fo:margin-right="0in" fo:text-align="start" style:justify-single-word="false" fo:text-indent="0in" style:auto-text-indent="false"/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Heading_20_1" style:list-style-name="L1"/>
    <style:style style:name="P18" style:family="paragraph" style:parent-style-name="Heading_20_1" style:list-style-name="L1">
      <style:paragraph-properties fo:margin-top="0.1665in" fo:margin-bottom="0.0835in" fo:keep-with-next="always"/>
    </style:style>
    <style:style style:name="P19" style:family="paragraph" style:parent-style-name="Heading_20_1" style:list-style-name="L1">
      <style:paragraph-properties fo:margin-top="0.1665in" fo:margin-bottom="0.0835in" fo:keep-with-next="always"/>
      <style:text-properties style:font-name="Arial" fo:font-size="14pt" fo:font-weight="bold" style:font-name-asian="Andale Sans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20" style:family="paragraph" style:parent-style-name="Heading_20_1" style:list-style-name="L1">
      <style:paragraph-properties fo:margin-top="0.1665in" fo:margin-bottom="0.0835in" fo:keep-with-next="always"/>
      <style:text-properties style:font-name="Arial" fo:font-size="14pt" fo:language="zxx" fo:country="none" fo:font-weight="bold" style:font-name-asian="Andale Sans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21" style:family="paragraph" style:parent-style-name="Heading_20_1" style:list-style-name="L1">
      <style:paragraph-properties fo:margin-top="0.1665in" fo:margin-bottom="0.0835in" fo:break-before="page" fo:keep-with-next="always"/>
      <style:text-properties style:font-name="Arial" fo:font-size="14pt" fo:language="zxx" fo:country="none" fo:font-weight="bold" style:font-name-asian="Andale Sans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22" style:family="paragraph" style:parent-style-name="Caption" style:master-page-name="Standard">
      <style:paragraph-properties style:page-number="auto"/>
    </style:style>
    <style:style style:name="T1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ize-complex="12pt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Arial" fo:font-size="14pt" fo:language="en" fo:country="US" fo:font-weight="bold" style:font-name-asian="Andale Sans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T7" style:family="text">
      <style:text-properties style:font-name="Arial" fo:font-size="14pt" fo:font-weight="bold" style:font-name-asian="Andale Sans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language="en" fo:country="US" fo:font-style="normal" fo:font-weight="normal" style:font-size-asian="12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2pt" fo:language="en" fo:country="US" fo:font-style="normal" fo:font-weight="bold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size="12pt" fo:language="en" fo:country="US" fo:font-style="normal" fo:font-weight="bold" style:font-size-asian="12pt" style:font-style-asian="normal" style:font-weight-asian="bold" style:font-size-complex="14pt" style:font-style-complex="normal" style:font-weight-complex="bold"/>
    </style:style>
    <style:style style:name="T14" style:family="text">
      <style:text-properties fo:font-size="12pt" fo:language="en" fo:country="US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T15" style:family="text"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language="ru" fo:country="RU" fo:font-style="normal" fo:font-weight="normal" style:font-size-asian="12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size="12pt" fo:font-weight="normal" style:font-size-asian="14pt" style:font-weight-asian="bold" style:font-size-complex="14pt" style:font-weight-complex="bold"/>
    </style:style>
    <style:style style:name="T19" style:family="text">
      <style:text-properties fo:color="#000000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color="#ff420e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style="normal" fo:font-weight="normal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tyle="normal" fo:font-weight="bold" style:font-style-asian="normal" style:font-weight-asian="bold" style:font-size-complex="14pt" style:font-style-complex="normal" style:font-weight-complex="bold"/>
    </style:style>
    <style:style style:name="T24" style:family="text">
      <style:text-properties fo:font-style="normal" fo:font-weight="bold" style:font-style-asian="normal" style:font-weight-asian="bold" style:font-size-complex="12pt" style:font-style-complex="normal" style:font-weight-complex="bold"/>
    </style:style>
    <style:style style:name="T25" style:family="text">
      <style:text-properties fo:language="ru" fo:country="RU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6" style:family="text">
      <style:text-properties fo:language="ru" fo:country="RU" fo:font-style="normal" fo:font-weight="normal" style:font-style-asian="normal" style:font-weight-asian="normal" style:font-size-complex="14pt" style:font-style-complex="normal" style:font-weight-complex="normal"/>
    </style:style>
    <style:style style:name="T27" style:family="text">
      <style:text-properties fo:language="en" fo:country="US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8" style:family="text">
      <style:text-properties fo:language="en" fo:country="US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9" style:family="text">
      <style:text-properties fo:language="en" fo:country="US" fo:font-style="normal" style:language-asian="zxx" style:country-asian="none" style:font-style-asian="normal" style:language-complex="zxx" style:country-complex="none" style:font-style-complex="normal"/>
    </style:style>
    <style:style style:name="T30" style:family="text">
      <style:text-properties fo:font-weight="normal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/>
      </text:list-level-style-number>
      <text:list-level-style-number text:level="2" text:style-name="Numbering_20_Symbols" style:num-prefix=" " style:num-suffix="." style:num-format="1" text:display-levels="2">
        <style:list-level-properties/>
      </text:list-level-style-number>
      <text:list-level-style-number text:level="3" text:style-name="Numbering_20_Symbols" style:num-prefix=" " style:num-suffix=")" style:num-format="a">
        <style:list-level-properties/>
      </text:list-level-style-number>
      <text:list-level-style-bullet text:level="4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Contact Map</text:p>
      <text:list xml:id="list31426115" text:style-name="L1">
        <text:list-item>
          <text:h text:style-name="P17" text:outline-level="1"><text:span text:style-name="T1"><text:s/></text:span><text:span text:style-name="T2">Introduction </text:span></text:h>
        </text:list-item>
      </text:list>
      <text:p text:style-name="P1">Here we discuss the question: <text:span text:style-name="T3">Is there an agent with the given bound or internal state?</text:span></text:p>
      <text:list xml:id="list31440484" text:continue-numbering="true" text:style-name="L1">
        <text:list-item>
          <text:h text:style-name="P18" text:outline-level="1"><text:span text:style-name="T6"><text:s/></text:span><text:span text:style-name="T7">Definitions </text:span></text:h>
        </text:list-item>
      </text:list>
      <text:p text:style-name="P2">The <text:span text:style-name="T8">Contact Map</text:span> is the map that contains a single agent copy of each type and shows all <text:s text:c="2"/>connections and internal states of the sites which can be produced in the simulation process. The <text:s/><text:span text:style-name="T8">LinkState</text:span> of the site on this map can contain more than one <text:span text:style-name="T8">LinkedSite</text:span>. <text:s/></text:p>
      <text:p text:style-name="P2"/>
      <text:p text:style-name="P2">The <text:span text:style-name="T8">syntactic</text:span> contact map takes into account any rule (dead or not) and</text:p>
      <text:p text:style-name="P2">initial conditions (we summarize any bond that occurs in the lhs of a</text:p>
      <text:p text:style-name="P2">rule, in the rhs of a rule, or in an initial species).</text:p>
      <text:p text:style-name="P2"/>
      <text:p text:style-name="P2">The <text:span text:style-name="T8">semantic</text:span> contact map is defined the same way, but only the rules which</text:p>
      <text:p text:style-name="P2">are alive (or more precisely which are not proved dead) are taken into</text:p>
      <text:p text:style-name="P2">account.</text:p>
      <text:list xml:id="list31456993" text:continue-numbering="true" text:style-name="L1">
        <text:list-item>
          <text:h text:style-name="P19" text:outline-level="1"><text:s/>Input Data</text:h>
        </text:list-item>
      </text:list>
      <text:p text:style-name="Standard"><text:span text:style-name="T9">The</text:span><text:span text:style-name="T11"> Kappa model</text:span><text:span text:style-name="T15"> is </text:span><text:span text:style-name="T9">the file with the system model with the set of <text:s/></text:span><text:span text:style-name="T12">Rules.</text:span><text:span text:style-name="T9"> This system model represents the initial </text:span><text:span text:style-name="T9">system condition</text:span><text:span text:style-name="T9">. </text:span></text:p>
      <text:list xml:id="list31461007" text:continue-numbering="true" text:style-name="L1">
        <text:list-item>
          <text:h text:style-name="P20" text:outline-level="1"><text:s/>Goal </text:h>
        </text:list-item>
      </text:list>
      <text:p text:style-name="Standard"><text:span text:style-name="T9">Our goal is to build the </text:span><text:span text:style-name="T17">C</text:span><text:span text:style-name="T12">ontactMap</text:span><text:span text:style-name="T15"> using the input data.</text:span></text:p>
      <text:list xml:id="list31458310" text:continue-numbering="true" text:style-name="L1">
        <text:list-item>
          <text:h text:style-name="P20" text:outline-level="1"><text:s/>Solution</text:h>
        </text:list-item>
      </text:list>
      <text:p text:style-name="Standard"><text:span text:style-name="T9">The idea is to build the </text:span><text:span text:style-name="T12">SubViews</text:span><text:span text:style-name="T9"> using the input data and fill </text:span><text:span text:style-name="T9">in </text:span><text:span text:style-name="T9"><text:s/>the map with the various </text:span><text:span text:style-name="T12">Contact Map</text:span><text:span text:style-name="T9"> </text:span><text:span text:style-name="T19">connections</text:span><text:span text:style-name="T20">.</text:span><text:span text:style-name="T21"> <text:s/></text:span></text:p>
      <text:list xml:id="list31436367" text:continue-numbering="true" text:style-name="L1">
        <text:list-item>
          <text:h text:style-name="P20" text:outline-level="1"><text:s/>Algorithm </text:h>
        </text:list-item>
      </text:list>
      <text:list xml:id="list31417206" text:style-name="WW8Num7">
        <text:list-item>
          <text:p text:style-name="P12"><text:span text:style-name="T10"><text:s/>Build the</text:span><text:span text:style-name="T14"> </text:span><text:span text:style-name="T12">SubViews</text:span><text:span text:style-name="T9"> </text:span></text:p>
        </text:list-item>
        <text:list-item>
          <text:p text:style-name="P13"><text:span text:style-name="T22"><text:s/>Fill in the </text:span><text:span text:style-name="T23">ContactMap:</text:span><text:span text:style-name="T22"> </text:span></text:p>
          <text:list>
            <text:list-item>
              <text:p text:style-name="P14"><text:span text:style-name="T16"><text:s/></text:span><text:span text:style-name="T10">Initialize the </text:span><text:span text:style-name="T13">ContactMap</text:span><text:span text:style-name="T10"> (create one sample for each agent type) </text:span></text:p>
            </text:list-item>
            <text:list-item>
              <text:p text:style-name="P15"><text:span text:style-name="T25"><text:s/></text:span><text:span text:style-name="T27">For each </text:span><text:span text:style-name="T28">SubView</text:span><text:span text:style-name="T27"> </text:span><text:span text:style-name="T29"><text:s/></text:span><text:span text:style-name="T27">from </text:span><text:span text:style-name="T28">SubViews</text:span><text:span text:style-name="T29"> </text:span><text:span text:style-name="T27">add</text:span><text:span text:style-name="T29"> </text:span><text:span text:style-name="T27"><text:s/>information about </text:span><text:span text:style-name="T28">linkStates</text:span><text:span text:style-name="T27"> and</text:span><text:span text:style-name="T25"> </text:span><text:span text:style-name="T28">InternalStates</text:span><text:span text:style-name="T29"> of all agents in the </text:span><text:span text:style-name="T28">SubView</text:span><text:span text:style-name="T29"> </text:span><text:span text:style-name="T27">to the </text:span><text:span text:style-name="T28">ContactMap</text:span><text:span text:style-name="T27"> <text:s text:c="3"/></text:span></text:p>
            </text:list-item>
          </text:list>
        </text:list-item>
      </text:list>
      <text:list xml:id="list31426608" text:style-name="L2">
        <text:list-header>
          <text:p text:style-name="P9"/>
        </text:list-header>
      </text:list>
      <text:p text:style-name="P5"/>
      <text:list xml:id="list31450838" text:continue-list="list31436367" text:style-name="L1">
        <text:list-item>
          <text:h text:style-name="P21" text:outline-level="1"><text:s/>Examples</text:h>
        </text:list-item>
      </text:list>
      <text:p text:style-name="P3"/>
      <text:p text:style-name="P6"><text:span text:style-name="T18">'1' </text:span><text:span text:style-name="T30">A(x~u), B(x) -&gt; A(x~u!1), B(x!1) @1.0</text:span></text:p>
      <text:p text:style-name="P6">'2' A(x~p), C(x) -&gt; A(x~p!1), C(x!1) @1.0</text:p>
      <text:p text:style-name="P7"/>
      <text:p text:style-name="P6">%init: 1*(A(x~u))</text:p>
      <text:p text:style-name="P6">%init: 1*(B(x))</text:p>
      <text:p text:style-name="P6">%init: 1*(A(x~p))</text:p>
      <text:p text:style-name="P6">%init: 1*(C(x))</text:p>
      <text:p text:style-name="P3"/>
      <text:p text:style-name="P4">The step-by-step process description:</text:p>
      <text:p text:style-name="P4"/>
      <text:list xml:id="list31445194" text:continue-list="list31417206" text:style-name="WW8Num7">
        <text:list-item text:start-value="1">
          <text:p text:style-name="P13">Retrieve the <text:s/><text:span text:style-name="T4">SubViews</text:span><text:span text:style-name="T5"> </text:span>for this particular model:</text:p>
          <text:p text:style-name="P13"/>
        </text:list-item>
      </text:list>
      <text:p text:style-name="P8">Agent: <text:span text:style-name="T3">A</text:span></text:p>
      <text:list xml:id="list31427781" text:style-name="L3">
        <text:list-item>
          <text:p text:style-name="P11">A(x~u)</text:p>
        </text:list-item>
        <text:list-item>
          <text:p text:style-name="P11">A(x~p)</text:p>
        </text:list-item>
        <text:list-item>
          <text:p text:style-name="P11">A(x~u!B.x)</text:p>
        </text:list-item>
        <text:list-item>
          <text:p text:style-name="P11">A(x~p!C.x)</text:p>
        </text:list-item>
      </text:list>
      <text:p text:style-name="P8">Agent: <text:span text:style-name="T3">B</text:span></text:p>
      <text:list xml:id="list31451977" text:continue-list="list31427781" text:style-name="L3">
        <text:list-item text:start-value="1">
          <text:p text:style-name="P11">B(x)</text:p>
        </text:list-item>
        <text:list-item>
          <text:p text:style-name="P11">B(x!A.x)</text:p>
        </text:list-item>
      </text:list>
      <text:p text:style-name="P8">Agent: <text:span text:style-name="T3">C</text:span></text:p>
      <text:list xml:id="list31463926" text:continue-list="list31451977" text:style-name="L3">
        <text:list-item text:start-value="1">
          <text:p text:style-name="P11">C(x)</text:p>
        </text:list-item>
        <text:list-item>
          <text:p text:style-name="P11">C(x!A.x)</text:p>
          <text:p text:style-name="P11"/>
        </text:list-item>
      </text:list>
      <text:list xml:id="list31440359" text:continue-list="list31445194" text:style-name="WW8Num7">
        <text:list-item>
          <text:p text:style-name="P13"><text:span text:style-name="T22">Fill in the</text:span><text:span text:style-name="T26"> </text:span><text:span text:style-name="T23">Contact Map</text:span><text:span text:style-name="T22"> <text:s/>according to the </text:span><text:span text:style-name="T24">SubViews</text:span><text:span text:style-name="T22"> data:</text:span></text:p>
        </text:list-item>
      </text:list>
      <text:list xml:id="list31448038" text:style-name="WW8Num4">
        <text:list-header>
          <text:p text:style-name="P16"><draw:frame draw:style-name="fr1" draw:name="Графический объект1" text:anchor-type="paragraph" svg:width="4.1in" svg:height="3.0665in" draw:z-index="0"><draw:image xlink:href="Pictures/2000000700003E6E000030AFE10D2008.svm" xlink:type="simple" xlink:show="embed" xlink:actuate="onLoad"/></draw:frame>Site <text:span text:style-name="T3">A.x</text:span> is grey. It means that it can have different <text:span text:style-name="T8">Internal States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/>
      </text:outline-level-style>
      <text:outline-level-style text:level="2" text:style-name="Numbering_20_Symbols" style:num-prefix=" " style:num-suffix="." style:num-format="1" text:display-levels="2">
        <style:list-level-properties/>
      </text:outline-level-style>
      <text:outline-level-style text:level="3" text:style-name="Numbering_20_Symbols" style:num-prefix=" " style:num-suffix=")" style:num-format="a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7">
      <text:list-level-style-number text:level="1" text:style-name="Numbering_20_Symbols" style:num-prefix=" " style:num-suffix="." style:num-format="1">
        <style:list-level-properties/>
      </text:list-level-style-number>
      <text:list-level-style-number text:level="2" text:style-name="Numbering_20_Symbols" style:num-prefix=" " style:num-suffix="." style:num-format="1" text:display-levels="2">
        <style:list-level-properties/>
      </text:list-level-style-number>
      <text:list-level-style-number text:level="3" text:style-name="Numbering_20_Symbols" style:num-prefix=" " style:num-suffix=")" style:num-format="a">
        <style:list-level-properties/>
      </text:list-level-style-number>
      <text:list-level-style-bullet text:level="4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/>
        <style:text-properties style:font-name="StarSymbol"/>
      </text:list-level-style-bullet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9-04-16T11:32:02</meta:creation-date>
    <dc:date>2010-02-05T11:33:28.36</dc:date>
    <dc:language>de-DE</dc:language>
    <meta:editing-cycles>9</meta:editing-cycles>
    <meta:editing-duration>PT00H46M23S</meta:editing-duration>
    <meta:document-statistic meta:table-count="0" meta:image-count="1" meta:object-count="0" meta:page-count="2" meta:paragraph-count="44" meta:word-count="323" meta:character-count="1825"/>
    <meta:user-defined meta:name="Info 1"/>
    <meta:user-defined meta:name="Info 2"/>
    <meta:user-defined meta:name="Info 3"/>
    <meta:user-defined meta:name="Info 4"/>
  </office:meta>
</office:document-meta>
</file>